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0.1pt" svg:height="195.31pt" svg:x="6.24pt" svg:y="130.22pt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7.92pt" svg:height="196.5pt" svg:x="387.1pt" svg:y="131.02pt">
            <draw:object draw:notify-on-update-of-ranges="Sheet1.A1:Sheet1.A1 Sheet1.A2:Sheet1.A9 Sheet1.C1:Sheet1.C1 Sheet1.C2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85.54pt" svg:height="189.75pt" svg:x="774.26pt" svg:y="131.78pt">
            <draw:object draw:notify-on-update-of-ranges="Sheet1.A1:Sheet1.A1 Sheet1.A2:Sheet1.A9 Sheet1.D1:Sheet1.D1 Sheet1.D2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60" calcext:value-type="float">
            <text:p>260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630" calcext:value-type="float">
            <text:p>630</text:p>
          </table:table-cell>
          <table:table-cell office:value-type="float" office:value="30.375" calcext:value-type="float">
            <text:p>3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5" calcext:value-type="float">
            <text:p>765</text:p>
          </table:table-cell>
          <table:table-cell office:value-type="float" office:value="1302" calcext:value-type="float">
            <text:p>1302</text:p>
          </table:table-cell>
          <table:table-cell office:value-type="float" office:value="45.5625" calcext:value-type="float">
            <text:p>45.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6" calcext:value-type="float">
            <text:p>2236</text:p>
          </table:table-cell>
          <table:table-cell office:value-type="float" office:value="2408" calcext:value-type="float">
            <text:p>2408</text:p>
          </table:table-cell>
          <table:table-cell office:value-type="float" office:value="68.34375" calcext:value-type="float">
            <text:p>68.34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25" calcext:value-type="float">
            <text:p>6625</text:p>
          </table:table-cell>
          <table:table-cell office:value-type="float" office:value="4104" calcext:value-type="float">
            <text:p>4104</text:p>
          </table:table-cell>
          <table:table-cell office:value-type="float" office:value="102.515625" calcext:value-type="float">
            <text:p>102.5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6:56:25.060796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5:10:18.081862893</meta:creation-date>
    <dc:date>2018-09-19T17:12:11.289685068</dc:date>
    <meta:editing-duration>PT23M45S</meta:editing-duration>
    <meta:editing-cycles>5</meta:editing-cycles>
    <meta:generator>LibreOffice/5.4.7.2$Linux_X86_64 LibreOffice_project/40$Build-2</meta:generator>
    <meta:document-statistic meta:table-count="1" meta:cell-count="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1cm" svg:height="6.891cm" xlink:href=".." xlink:type="simple" chart:class="chart:scatter" chart:style-name="ch1">
        <chart:title svg:x="5.59cm" svg:y="0.273cm" chart:style-name="ch2">
          <text:p>x semi-log</text:p>
        </chart:title>
        <chart:legend chart:legend-position="end" svg:x="9.764cm" svg:y="2.897cm" style:legend-expansion="high" chart:style-name="ch3"/>
        <chart:plot-area chart:style-name="ch4" table:cell-range-address="Sheet1.A1:Sheet1.B9" chart:data-source-has-labels="row" svg:x="0.268cm" svg:y="1.189cm" svg:width="9.228cm" svg:height="5.565cm">
          <chartooo:coordinate-region svg:x="1.075cm" svg:y="1.388cm" svg:width="7.957cm" svg:height="4.7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9" chart:label-cell-address="Sheet1.B1:Sheet1.B1" chart:class="chart:scatter">
            <chart:domain table:cell-range-address="Sheet1.A2:Sheet1.A9"/>
            <chart:regression-curve chart:style-name="ch9">
              <chart:equation chart:display-equation="true" chart:display-r-square="false" svg:x="4.837cm" svg:y="0.848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4">
                <text:p>4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25">
                <text:p>6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6cm" svg:height="6.933cm" xlink:href=".." xlink:type="simple" chart:class="chart:scatter" chart:style-name="ch1">
        <chart:title svg:x="5.133cm" svg:y="0.274cm" chart:style-name="ch2">
          <text:p>Y Log-Log Scale</text:p>
        </chart:title>
        <chart:legend chart:legend-position="end" svg:x="10.887cm" svg:y="2.918cm" style:legend-expansion="high" chart:style-name="ch3"/>
        <chart:plot-area chart:style-name="ch4" table:cell-range-address="Sheet1.A1:Sheet1.A9 Sheet1.C1:Sheet1.C9" chart:data-source-has-labels="row" svg:x="0.273cm" svg:y="1.191cm" svg:width="10.341cm" svg:height="5.604cm">
          <chartooo:coordinate-region svg:x="1.45cm" svg:y="1.39cm" svg:width="8.977cm" svg:height="4.7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scatter">
            <chart:domain table:cell-range-address="Sheet1.A2:Sheet1.A9"/>
            <chart:regression-curve chart:style-name="ch8">
              <chart:equation chart:display-equation="true" chart:display-r-square="false" svg:x="4.747cm" svg:y="0.9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04">
                <text:p>4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2cm" svg:height="6.695cm" xlink:href=".." xlink:type="simple" chart:class="chart:scatter" chart:style-name="ch1">
        <chart:title svg:x="5.673cm" svg:y="0.269cm" chart:style-name="ch2">
          <text:p>Z semi-log</text:p>
        </chart:title>
        <chart:legend chart:legend-position="end" svg:x="9.956cm" svg:y="2.799cm" style:legend-expansion="high" chart:style-name="ch3"/>
        <chart:plot-area chart:style-name="ch4" table:cell-range-address="Sheet1.A1:Sheet1.A9 Sheet1.D1:Sheet1.D9" chart:data-source-has-labels="row" svg:x="0.272cm" svg:y="1.181cm" svg:width="9.412cm" svg:height="5.381cm">
          <chartooo:coordinate-region svg:x="1.079cm" svg:y="1.38cm" svg:width="8.326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9" chart:label-cell-address="Sheet1.D1:Sheet1.D1" chart:class="chart:scatter">
            <chart:domain table:cell-range-address="Sheet1.A2:Sheet1.A9"/>
            <chart:regression-curve chart:style-name="ch9">
              <chart:equation chart:display-equation="true" chart:display-r-square="false" svg:x="6.181cm" svg:y="0.836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6">
                <text:p>6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8.34375">
                <text:p>68.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2.515625">
                <text:p>102.51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